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yond Fortran ...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hat to do and where to go from here ...</text:p>
          </draw:text-box>
        </draw:frame>
        <draw:frame draw:style-name="gr1" draw:text-style-name="P2" draw:layer="layout" svg:width="8.4cm" svg:height="1.673cm" svg:x="18.6cm" svg:y="16.6cm">
          <draw:text-box>
            <text:p>Arun Prasaad Gunasekaran</text:p>
            <text:p>arun_e2711@yahoo.i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her Fortran Compilers</text:p>
              </text:list-item>
              <text:list-item>
                <text:p>C, C++</text:p>
              </text:list-item>
              <text:list-item>
                <text:p>Parallel Computing</text:p>
                <text:list>
                  <text:list-item>
                    <text:p>Open MP</text:p>
                  </text:list-item>
                  <text:list-item>
                    <text:p>MPI</text:p>
                  </text:list-item>
                </text:list>
              </text:list-item>
              <text:list-item>
                <text:p>Mathematical Computing Languages/Packages</text:p>
                <text:list>
                  <text:list-item>
                    <text:p>Free</text:p>
                  </text:list-item>
                  <text:list-item>
                    <text:p>Paid</text:p>
                  </text:list-item>
                </text:list>
              </text:list-item>
              <text:list-item>
                <text:p>Interpreted Languages</text:p>
                <text:list>
                  <text:list-item>
                    <text:p>Python, R</text:p>
                  </text:list-item>
                  <text:list-item>
                    <text:p>NCL, Ferret, Grads (for Atmospheric and Oceanic Science Students)</text:p>
                  </text:list-item>
                  <text:list-item>
                    <text:p>Other packages like Mayavi, VI, Paraview, UVCDAT etc.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Fortran Compi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l</text:p>
              </text:list-item>
              <text:list-item>
                <text:p>NAG</text:p>
              </text:list-item>
              <text:list-item>
                <text:p>Cray</text:p>
              </text:list-item>
              <text:list-item>
                <text:p>PGI etc.,</text:p>
                <text:p>Have non-standard features and can take advantage of certain features in the system architecture. They have more features</text:p>
                <text:p>Extremely good for Parallel Programming and interfacing them with other languages like C, C++, (within the same brand)</text:p>
                <text:p>Comes with debuggers, profilers etc., Helpful for large projects.</text:p>
                <text:p>Recommended for intense computations that demand Super Computers or workstations etc.,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,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erior Compiled programming languages</text:p>
              </text:list-item>
              <text:list-item>
                <text:p>Does not have array slicing features</text:p>
              </text:list-item>
              <text:list-item>
                <text:p>Has almost all features of Fortran and more features</text:p>
              </text:list-item>
              <text:list-item>
                <text:p>Equally good to work with. </text:p>
              </text:list-item>
              <text:list-item>
                <text:p>Which to choose? Personal preference and application based choi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llel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programs run only in one processor/core</text:p>
              </text:list-item>
              <text:list-item>
                <text:p>This paradigm of programming Makes use of multiple cores simultaneously by splitting the work load between the cores.</text:p>
              </text:list-item>
              <text:list-item>
                <text:p>OpenMP (Open Specifications for Multi-Processing) is used for computers having shared memory</text:p>
              </text:list-item>
              <text:list-item>
                <text:p>MPI (Message Passing Interface) is used for computers having shared / distributed memory</text:p>
              </text:list-item>
              <text:list-item>
                <text:p>These are directives and functions that work on top of a compiled language like C, C++, Fortran</text:p>
              </text:list-item>
              <text:list-item>
                <text:p>Usage of OpenCL, OpenACC, Graphical Processing Units, OpenGL etc., are quite comm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ematical Pack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id</text:p>
                <text:list>
                  <text:list-item>
                    <text:p>Matlab, Mathematica, Maple etc.,</text:p>
                  </text:list-item>
                  <text:list-item>
                    <text:p>Very very good and have a lot of extensive features</text:p>
                  </text:list-item>
                  <text:list-item>
                    <text:p>Interpreted language based packages</text:p>
                  </text:list-item>
                </text:list>
              </text:list-item>
              <text:list-item>
                <text:p>Free</text:p>
                <text:list>
                  <text:list-item>
                    <text:p>Scilab, Octave, Freemat etc.,</text:p>
                  </text:list-item>
                  <text:list-item>
                    <text:p>Newly emerging packages, completely free, some are software clones</text:p>
                  </text:list-item>
                  <text:list-item>
                    <text:p>They are also interpreted language based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ed Languages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, I am concentrating on only two of them</text:p>
              </text:list-item>
              <text:list-item>
                <text:p>Python and R are very successful.</text:p>
              </text:list-item>
              <text:list-item>
                <text:p>Python:</text:p>
                <text:list>
                  <text:list-item>
                    <text:p>Easy to learn</text:p>
                  </text:list-item>
                  <text:list-item>
                    <text:p>Emerging rapidly in scientific computations</text:p>
                  </text:list-item>
                  <text:list-item>
                    <text:p>Can integrate several other programming files into it</text:p>
                  </text:list-item>
                  <text:list-item>
                    <text:p>Nice graphics</text:p>
                  </text:list-item>
                </text:list>
              </text:list-item>
              <text:list-item>
                <text:p>R:</text:p>
                <text:list>
                  <text:list-item>
                    <text:p>Very powerful tool for statistics</text:p>
                  </text:list-item>
                  <text:list-item>
                    <text:p>Can produce high quality graphics</text:p>
                  </text:list-item>
                  <text:list-item>
                    <text:p>Preferred by many for data processing and data analysi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Packages and Tools 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her packages (For Atmospheric and Oceanic Science Students/Researchers, but not restricted to them alone):</text:p>
                <text:list>
                  <text:list-item>
                    <text:p>NCL</text:p>
                  </text:list-item>
                  <text:list-item>
                    <text:p>Ferret</text:p>
                  </text:list-item>
                  <text:list-item>
                    <text:p>Grads</text:p>
                  </text:list-item>
                  <text:list-item>
                    <text:p>UVCDAT</text:p>
                  </text:list-item>
                </text:list>
              </text:list-item>
              <text:list-item>
                <text:p>Visualization tools:</text:p>
                <text:list>
                  <text:list-item>
                    <text:p>Visit</text:p>
                  </text:list-item>
                  <text:list-item>
                    <text:p>Paraview</text:p>
                  </text:list-item>
                  <text:list-item>
                    <text:p>MayaVI</text:p>
                  </text:list-item>
                  <text:list-item>
                    <text:p>VI</text:p>
                  </text:list-item>
                  <text:list-item>
                    <text:p>VTK etc.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Upcoming tutorials – Proposal on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ced Fortran tutorials (Next Series)</text:p>
              </text:list-item>
              <text:list-item>
                <text:p>Fortran + OpenMP</text:p>
              </text:list-item>
              <text:list-item>
                <text:p>Scientific Python</text:p>
              </text:list-item>
              <text:list-item>
                <text:p>Python + Fortran for scientific applications</text:p>
              </text:list-item>
              <text:list-item>
                <text:p>Fortran + M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3" draw:layer="layout" svg:width="20.8cm" svg:height="9.725cm" svg:x="6.4cm" svg:y="6.6cm">
          <draw:text-box>
            <text:p><text:span text:style-name="T1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2:15:02.895466108</meta:creation-date>
    <dc:date>2015-06-22T01:17:59.559362023</dc:date>
    <meta:editing-duration>PT42M27S</meta:editing-duration>
    <meta:editing-cycles>4</meta:editing-cycles>
    <meta:generator>LibreOffice/4.4.2.2$Linux_X86_64 LibreOffice_project/40m0$Build-2</meta:generator>
    <meta:document-statistic meta:object-count="61"/>
  </office:meta>
</office:document-meta>
</file>